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variant="normal" fo:text-transform="none" fo:color="#24292e" loext:opacity="100%" style:font-name="Inter" fo:letter-spacing="normal" fo:font-style="normal" fo:font-weight="normal" officeooo:paragraph-rsid="00153cd3"/>
    </style:style>
    <style:style style:name="P2" style:family="paragraph" style:parent-style-name="Standard">
      <style:text-properties style:text-underline-style="none" officeooo:rsid="00153cd3" officeooo:paragraph-rsid="00153cd3"/>
    </style:style>
    <style:style style:name="P3" style:family="paragraph" style:parent-style-name="Standard">
      <style:text-properties officeooo:paragraph-rsid="00153cd3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officeooo:paragraph-rsid="0015c80f"/>
    </style:style>
    <style:style style:name="P6" style:family="paragraph" style:parent-style-name="Standard">
      <style:text-properties officeooo:paragraph-rsid="00169f45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71711" loext:opacity="100%" style:font-name="Inter" fo:font-size="11.25pt" fo:letter-spacing="normal" fo:font-style="normal" fo:font-weight="normal"/>
    </style:style>
    <style:style style:name="T1" style:family="text">
      <style:text-properties officeooo:rsid="00153cd3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71711" loext:opacity="100%" style:font-name="Inter" fo:font-size="11.25pt" fo:letter-spacing="normal" fo:font-style="normal" fo:font-weight="normal"/>
    </style:style>
    <style:style style:name="T5" style:family="text">
      <style:text-properties fo:font-variant="normal" fo:text-transform="none" fo:color="#071711" loext:opacity="100%" fo:letter-spacing="normal"/>
    </style:style>
    <style:style style:name="T6" style:family="text">
      <style:text-properties fo:color="#071711" loext:opacity="100%" style:font-name="Inter" fo:font-size="11.25pt" fo:letter-spacing="normal" fo:font-style="italic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 text:c="4"/>Cell Modeling in Jupyter Notebook using CompuCell3D</text:h>
      <text:p text:style-name="P3"/>
      <text:p text:style-name="P3"/>
      <text:p text:style-name="P3"><text:tab/>CompuCell3D (CC3D) - это программный фреймворк с открытым исходным кодом для создания и выполнения многоклеточных биологических моделей виртуальной ткани. Он представляет клетки с использованием модели Глейзера–Гранера–Хогевега, также известной как клеточная модель Поттса. </text:p>
      <text:p text:style-name="P3">Основное приложение CC3D состоит из двух отдельных инструментов: <text:span text:style-name="T3">интеллектуального редактора моделей (Twedit++)</text:span> и <text:span text:style-name="T3">инструмента для выполнения модели, визуализации и управления (Player). </text:span>В выпуске CompuCell3D версии 4.x представлена поддержка Jupyter Notebook, интерактивной вычислительной среды, которая обеспечивает преимущества воспроизводимости, переносимости и самодокументирования. Поскольку спецификации моделей в CC3D написаны на Python и CC3DML, а Jupyter поддерживает Python и другие языки, Jupyter, естественно, может выступать в качестве интегрированной среды разработки (IDE) для пользователей CC3D, а также в качестве живого документа со встроенным текстом и симуляциями. Это обновление следует тенденции в программном обеспечении отходить от монолитных автономных приложений к распространению методологий в виде библиотек, которые можно использовать совместно с другими библиотеками и пакетами. Благодаря этим преимуществам CC3D, развернутый в Jupyter Notebook, является более естественной и эффективной платформой для научных публикаций и обучения с использованием CC3D.</text:p>
      <text:p text:style-name="Standard"/>
      <text:p text:style-name="P7"><text:span text:style-name="T2">Keywords:</text:span>CompuCell3D, Jupyter Notebook, cell modeling,virtual tissue, biology education</text:p>
      <text:p text:style-name="P7">© 2022 under the terms of theJ ATE Open Access Publishing Agreement</text:p>
      <text:p text:style-name="Standard"/>
      <text:p text:style-name="P4">1. <text:span text:style-name="T1">В</text:span>ведение</text:p>
      <text:p text:style-name="P3">Компьютерное биологическое моделирование позволяет ученым количественно описывать сложные биологические системы, проверять существующие биологические знания и генерировать новые биологические гипотезы. Компьютерное биологическое моделирование на основе клеток описывает биологические системы на основе отдельных клеток [1] и может включать динамические детерминированные или стохастические описания местоположения и состояния клеток. Исследования с использованием компьютерного моделирования позволили получить новые количественные описания механизмов, лежащих в основе многих процессов развития, таких как </text:p>
      <text:p text:style-name="P3">сомитогенез [2], </text:p>
      <text:p text:style-name="P3">васкулогенез [3, 4] и </text:p>
      <text:p text:style-name="P3">гаструляция [5], </text:p>
      <text:p text:style-name="P3">и предоставили новые биомедицинские представления о различных проблемах здоровья и заболеваниях, таких как </text:p>
      <text:p text:style-name="P3">метаболизм ацетаминофена [6], </text:p>
      <text:p text:style-name="P3">аутосомно-доминантный поликистоз почек. </text:p>
      <text:p text:style-name="P3">болезнь [7], </text:p>
      <text:p text:style-name="P3">противовирусная терапия [8, 9], а также </text:p>
      <text:p text:style-name="P3">гриппозная инфекция и взаимодействие хозяин-патоген [10]. <text:s/></text:p>
      <text:p text:style-name="Standard"/>
      <text:p text:style-name="P5"><text:soft-page-break/><text:tab/>Существует множество программ для компьютерного биологического моделирования на основе клеток, каждое из которых использует различные численные методы и предоставляет различные функции и специализации, включая </text:p>
      <text:p text:style-name="P5">Artistoo [11], - <text:span text:style-name="T4">Wortel, I. M., &amp; Textor, J. (2021). Artistoo, a library to build, share, and explore simulations of cells and tissues in the web browser.</text:span><text:span text:style-name="T6">ELife</text:span><text:span text:style-name="T4">,</text:span><text:span text:style-name="T6">10</text:span><text:span text:style-name="T4">, e61288. https://doi.org/10.7554/eLife.61288</text:span></text:p>
      <text:p text:style-name="P5"><text:span text:style-name="T5"/></text:p>
      <text:p text:style-name="P5">Biocellion [12], <text:span text:style-name="T4">Kang, S., Kahan, S., McDermott, J., Flann, N., &amp; Shmulevich, I. (2014). Biocellion: Accelerating computer simulation of multicellular biological system models.</text:span><text:span text:style-name="T6">Bioinformatics</text:span><text:span text:style-name="T4">,</text:span><text:span text:style-name="T6">30</text:span><text:span text:style-name="T4">(21), 3101–3108. https://doi.org/10.1093/bioinformatics/btu498</text:span></text:p>
      <text:p text:style-name="P5"><text:span text:style-name="T5"/></text:p>
      <text:p text:style-name="P5">CHASTE [13], <text:span text:style-name="T4">Pitt-Francis, J., Pathmanathan, P., Bernabeu, M. O., Bordas, R., Cooper, J., Fletcher, A. G., Mirams, G. R., Murray, P., Osborne, J. M., Walter, A., Chapman, S. J., Garny, A., van Leeuwen, I. M. M., Maini, P. K., Rodríguez, B., Waters, S. L., Whiteley, J. P., Byrne, H. M., &amp; Gavaghan, D. J. (2009). Chaste: A test-driven approach to software development for biological modelling.</text:span><text:span text:style-name="T6">Computer Physics Communications</text:span><text:span text:style-name="T4">,</text:span><text:span text:style-name="T6">180</text:span><text:span text:style-name="T4">(12), 2452–2471. https://doi.org/10.1016/j.cpc.2009.07.019</text:span></text:p>
      <text:p text:style-name="P5"><text:span text:style-name="T5"/></text:p>
      <text:p text:style-name="P5">Morpheus [14], <text:span text:style-name="T4">Starruß, J., de Back, W., Brusch, L., &amp; Deutsch, A. (2014). Morpheus: A user-friendly modeling environment for multiscale and multicellular systems biology.</text:span><text:span text:style-name="T6">Bioinformatics</text:span><text:span text:style-name="T4">,</text:span><text:span text:style-name="T6">30</text:span><text:span text:style-name="T4">(9), 1331–1332. https://doi.org/10.1093/bioinformatics/btt772</text:span></text:p>
      <text:p text:style-name="P5"><text:span text:style-name="T5"/></text:p>
      <text:p text:style-name="P5">PhysiCell [15], <text:span text:style-name="T4">Ghaffarizadeh, A., Heiland, R., Friedman, S. H., Mumenthaler, S. M., &amp; Macklin, P. (2018). PhysiCell: An open source physics-based cell simulator for 3-D multicellular systems.</text:span><text:span text:style-name="T6">PLOS Computational Biology</text:span><text:span text:style-name="T4">,</text:span><text:span text:style-name="T6">14</text:span><text:span text:style-name="T4">(2), e1005991. https://doi.org/10.1371/journal.pcbi.1005991</text:span></text:p>
      <text:p text:style-name="P5"><text:span text:style-name="T5"/></text:p>
      <text:p text:style-name="P5">Simmune [16] и <text:span text:style-name="T4">Meier-Schellersheim, M., &amp; Mack, G. (1999).</text:span><text:span text:style-name="T6">SIMMUNE, a tool for simulating and analyzing immune system behavior</text:span><text:span text:style-name="T4">. arXiv. https://doi.org/10.48550/arXiv.cs/9903017</text:span></text:p>
      <text:p text:style-name="P5"><text:span text:style-name="T5"/></text:p>
      <text:p text:style-name="P5">TissueSimulationToolkit [17] <text:span text:style-name="T4">Daub, J. T., &amp; Merks, R. M. H. (2015). Cell-based computational modeling of vascular morphogenesis using Tissue Simulation Toolkit.</text:span><text:span text:style-name="T6">Methods in Molecular Biology (Clifton, N.J.)</text:span><text:span text:style-name="T4">,</text:span><text:span text:style-name="T6">1214</text:span><text:span text:style-name="T4">, 67–127. https://doi.org/10.1007/978-1-4939-1462-3_6</text:span></text:p>
      <text:p text:style-name="P5"><text:span text:style-name="T5"/></text:p>
      <text:p text:style-name="P6">среди прочих. </text:p>
      <text:p text:style-name="P6">CompuCell3D (CC3D) [18], который реализует </text:p>
      <text:p text:style-name="P6">модель Глейзера–Гранера–Хогевега [19], <text:span text:style-name="T4">Graner, F., &amp; Glazier, J. A. (1992). Simulation of biological cell sorting using a two-dimensional extended Potts model. </text:span><text:span text:style-name="T6">Physical Review Letters</text:span><text:span text:style-name="T4">, </text:span><text:span text:style-name="T6">69</text:span><text:span text:style-name="T4">(13), 2013–2016. https://doi.org/10.1103/PhysRevLett.69.2013</text:span></text:p>
      <text:p text:style-name="P6"/>
      <text:p text:style-name="P6">также известную как клеточная модель Поттса, для моделирования многоклеточных систем, имеет давнее наследие как кроссплатформенная среда моделирования с открытым исходным кодом, предназначенная для доступа биологов всех уровней, от студентов до опытных исследователей. Чтобы обеспечить доступность широкой базе пользователей из различных дисциплин, CC3D распространяется с поддержкой графических пользовательских интерфейсов (GUI), которые упрощают спецификацию модели и моделирования (например, автоматизированные генераторы проектов, фрагменты кода и доступную для просмотра документацию) и совместное использование проектов (например, четко определенные структуры файлов проекта, встроенный архив проекта импорт/экспорт) и обеспечивают <text:soft-page-break/>выполнение интерактивного моделирования и настраиваемую визуализацию данных в режиме реального времени. <text:s/></text:p>
      <text:p text:style-name="Standard"/>
      <text:p text:style-name="Standard">Разработка CC3D версии 4.x добавила поддержку Jupyter Notebook, интерактивной вычислительной среды, которая обеспечивает преимущества воспроизводимости, переносимости и самодокументирования в виде исполняемых интерактивных сценариев в веб-браузере. Jupyter Notebook действует как единая интегрированная среда, в которой текст и графика могут быть представлены наряду с исполняемым кодом [20]. Jupyter был создан в 2013 году и является наиболее широко используемым компьютерным ноутбуком [21], с сентября 2018 года на GitHub размещено более 2,5 миллионов ноутбуков [22]. В то время как CC3D изначально разрабатывался для поддержки спецификаций моделей, написанных на Python и CC3DML (язык, основанный на XML), последние разработки CC3D расширили поддержку развертывания, включив спецификации, определенные исключительно на Python. Поскольку Jupyter поддерживает Python и другие языки, Jupyter, естественно, может выступать в качестве интегрированной среды разработки (IDE) и для пользователей CC3D. Это обновление соответствует текущей тенденции в разработке и распространении программного обеспечения, направленной на переход от монолитных, автономных приложений к распространению библиотек, которые можно использовать совместно с другим программным обеспечением. Благодаря этим преимуществам CC3D, развернутый в Jupyter Notebook, является мощным ресурсом для ознакомления студентов с вычислительной биологией, а также для ученых, публикующих работы с использованием CC3D. В этой статье мы описываем основные функции визуализации моделирования CC3D в Jupyter Notebook, которые актуальны для студентов, преподавателей и ученых, заинтересованных в интеграции компьютерного биологического моделирования на основе Jupyter в свои классы и проекты.</text:p>
      <text:p text:style-name="Standard"/>
      <text:p text:style-name="Standard"/>
      <text:p text:style-name="P2">Вопросы:</text:p>
      <text:p text:style-name="P2"/>
      <text:p text:style-name="P2">1. Что из себя представляет модель клетки Глейзера–Гранера–Хогевега, также известной как клеточная модель Поттса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06:04:02.246880646</meta:creation-date>
    <dc:date>2024-01-11T07:03:48.189666500</dc:date>
    <meta:editing-duration>PT49M3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31" meta:word-count="914" meta:character-count="7668" meta:non-whitespace-character-count="6772"/>
  </office:meta>
</office:document-meta>
</file>